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text-properties fo:language="en" fo:country="US" officeooo:paragraph-rsid="00185ed7"/>
    </style:style>
    <style:style style:name="P2" style:family="paragraph" style:parent-style-name="First_20_paragraph">
      <style:text-properties officeooo:paragraph-rsid="00185ed7"/>
    </style:style>
    <style:style style:name="P3" style:family="paragraph" style:parent-style-name="First_20_paragraph">
      <style:paragraph-properties>
        <style:tab-stops>
          <style:tab-stop style:position="5.463cm"/>
        </style:tab-stops>
      </style:paragraph-properties>
      <style:text-properties officeooo:paragraph-rsid="00197c73"/>
    </style:style>
    <style:style style:name="P4" style:family="paragraph" style:parent-style-name="First_20_paragraph">
      <style:text-properties officeooo:paragraph-rsid="00197c73"/>
    </style:style>
    <style:style style:name="P5" style:family="paragraph" style:parent-style-name="Header">
      <style:text-properties fo:font-size="12pt" style:font-size-asian="12pt" style:font-size-complex="12pt"/>
    </style:style>
    <style:style style:name="P6" style:family="paragraph" style:parent-style-name="Header">
      <style:paragraph-properties fo:margin-top="0.423cm" fo:margin-bottom="0cm" loext:contextual-spacing="false" fo:text-align="center" style:justify-single-word="false"/>
    </style:style>
    <style:style style:name="P7" style:family="paragraph" style:parent-style-name="Heading_20_1">
      <style:text-properties officeooo:paragraph-rsid="00185ed7"/>
    </style:style>
    <style:style style:name="P8" style:family="paragraph" style:parent-style-name="Heading_20_1" style:master-page-name="Standard">
      <style:paragraph-properties style:page-number="auto"/>
      <style:text-properties officeooo:paragraph-rsid="00197c73"/>
    </style:style>
    <style:style style:name="P9" style:family="paragraph" style:parent-style-name="Heading_20_2">
      <style:text-properties officeooo:paragraph-rsid="00185ed7"/>
    </style:style>
    <style:style style:name="P10" style:family="paragraph" style:parent-style-name="Heading_20_2">
      <style:text-properties officeooo:paragraph-rsid="00197c73"/>
    </style:style>
    <style:style style:name="P11" style:family="paragraph" style:parent-style-name="Heading_20_3">
      <style:text-properties officeooo:paragraph-rsid="00185ed7"/>
    </style:style>
    <style:style style:name="P12" style:family="paragraph" style:parent-style-name="Heading_20_3">
      <style:text-properties officeooo:paragraph-rsid="00197c73"/>
    </style:style>
    <style:style style:name="P13" style:family="paragraph" style:parent-style-name="Heading_20_4">
      <style:text-properties officeooo:paragraph-rsid="00185ed7"/>
    </style:style>
    <style:style style:name="P14" style:family="paragraph" style:parent-style-name="Heading_20_4">
      <style:text-properties officeooo:paragraph-rsid="00197c73"/>
    </style:style>
    <style:style style:name="P15" style:family="paragraph" style:parent-style-name="Horizontal_20_Line">
      <style:text-properties officeooo:paragraph-rsid="00185ed7"/>
    </style:style>
    <style:style style:name="P16" style:family="paragraph" style:parent-style-name="Horizontal_20_Line">
      <style:text-properties officeooo:paragraph-rsid="00197c73"/>
    </style:style>
    <style:style style:name="P17" style:family="paragraph" style:parent-style-name="Standard">
      <style:text-properties fo:language="en" fo:country="US"/>
    </style:style>
    <style:style style:name="P18" style:family="paragraph" style:parent-style-name="Standard">
      <style:paragraph-properties>
        <style:tab-stops>
          <style:tab-stop style:position="5.463cm"/>
        </style:tab-stops>
      </style:paragraph-properties>
      <style:text-properties fo:language="en" fo:country="US"/>
    </style:style>
    <style:style style:name="P19" style:family="paragraph" style:parent-style-name="Standard">
      <style:paragraph-properties fo:margin-top="0cm" fo:margin-bottom="0cm" loext:contextual-spacing="false" fo:line-height="100%">
        <style:tab-stops>
          <style:tab-stop style:position="5.463cm"/>
        </style:tab-stops>
      </style:paragraph-properties>
    </style:style>
    <style:style style:name="P20"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21"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22" style:family="paragraph" style:parent-style-name="Standard">
      <style:paragraph-properties fo:margin-top="0cm" fo:margin-bottom="0cm" loext:contextual-spacing="false" fo:line-height="100%" fo:text-align="center" style:justify-single-word="false" fo:orphans="0" fo:widows="0" fo:padding="0cm" fo:border="none"/>
    </style:style>
    <style:style style:name="P23" style:family="paragraph" style:parent-style-name="Standard">
      <style:paragraph-properties fo:margin-top="0cm" fo:margin-bottom="0cm" loext:contextual-spacing="false" fo:line-height="100%" fo:orphans="0" fo:widows="0" fo:padding="0cm" fo:border="none"/>
    </style:style>
    <style:style style:name="P24"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25" style:family="paragraph" style:parent-style-name="Text_20_body">
      <style:text-properties officeooo:paragraph-rsid="00197c73"/>
    </style:style>
    <style:style style:name="P26" style:family="paragraph" style:parent-style-name="Text_20_body" style:list-style-name="L1">
      <style:paragraph-properties fo:margin-top="0cm" fo:margin-bottom="0cm" loext:contextual-spacing="false"/>
      <style:text-properties officeooo:paragraph-rsid="00197c73"/>
    </style:style>
    <style:style style:name="P27" style:family="paragraph" style:parent-style-name="Text_20_body" style:list-style-name="L26">
      <style:paragraph-properties fo:margin-top="0cm" fo:margin-bottom="0cm" loext:contextual-spacing="false"/>
      <style:text-properties officeooo:paragraph-rsid="00197c73"/>
    </style:style>
    <style:style style:name="P28" style:family="paragraph" style:parent-style-name="Text_20_body" style:list-style-name="L27">
      <style:paragraph-properties fo:margin-top="0cm" fo:margin-bottom="0cm" loext:contextual-spacing="false"/>
      <style:text-properties officeooo:paragraph-rsid="00197c73"/>
    </style:style>
    <style:style style:name="P29" style:family="paragraph" style:parent-style-name="Text_20_body" style:list-style-name="L28">
      <style:paragraph-properties fo:margin-top="0cm" fo:margin-bottom="0cm" loext:contextual-spacing="false"/>
      <style:text-properties officeooo:paragraph-rsid="00197c73"/>
    </style:style>
    <style:style style:name="P30" style:family="paragraph" style:parent-style-name="Text_20_body" style:list-style-name="L29">
      <style:paragraph-properties fo:margin-top="0cm" fo:margin-bottom="0cm" loext:contextual-spacing="false"/>
      <style:text-properties officeooo:paragraph-rsid="00197c73"/>
    </style:style>
    <style:style style:name="P31" style:family="paragraph" style:parent-style-name="Text_20_body" style:list-style-name="L30">
      <style:paragraph-properties fo:margin-top="0cm" fo:margin-bottom="0cm" loext:contextual-spacing="false"/>
      <style:text-properties officeooo:paragraph-rsid="00197c73"/>
    </style:style>
    <style:style style:name="P32" style:family="paragraph" style:parent-style-name="Text_20_body" style:list-style-name="L31">
      <style:paragraph-properties fo:margin-top="0cm" fo:margin-bottom="0cm" loext:contextual-spacing="false"/>
      <style:text-properties officeooo:paragraph-rsid="00197c73"/>
    </style:style>
    <style:style style:name="P33" style:family="paragraph" style:parent-style-name="Text_20_body" style:list-style-name="L32">
      <style:paragraph-properties fo:margin-top="0cm" fo:margin-bottom="0cm" loext:contextual-spacing="false"/>
      <style:text-properties officeooo:paragraph-rsid="00197c73"/>
    </style:style>
    <style:style style:name="P34" style:family="paragraph" style:parent-style-name="Text_20_body" style:list-style-name="L33">
      <style:paragraph-properties fo:margin-top="0cm" fo:margin-bottom="0cm" loext:contextual-spacing="false"/>
      <style:text-properties officeooo:paragraph-rsid="00197c73"/>
    </style:style>
    <style:style style:name="P35" style:family="paragraph" style:parent-style-name="Text_20_body" style:list-style-name="L34">
      <style:paragraph-properties fo:margin-top="0cm" fo:margin-bottom="0cm" loext:contextual-spacing="false"/>
      <style:text-properties officeooo:paragraph-rsid="00197c73"/>
    </style:style>
    <style:style style:name="P36" style:family="paragraph" style:parent-style-name="Text_20_body" style:list-style-name="L35">
      <style:paragraph-properties fo:margin-top="0cm" fo:margin-bottom="0cm" loext:contextual-spacing="false"/>
      <style:text-properties officeooo:paragraph-rsid="00197c73"/>
    </style:style>
    <style:style style:name="P37" style:family="paragraph" style:parent-style-name="Text_20_body" style:list-style-name="L36">
      <style:paragraph-properties fo:margin-top="0cm" fo:margin-bottom="0cm" loext:contextual-spacing="false"/>
      <style:text-properties officeooo:paragraph-rsid="00197c73"/>
    </style:style>
    <style:style style:name="P38" style:family="paragraph" style:parent-style-name="Text_20_body" style:list-style-name="L37">
      <style:paragraph-properties fo:margin-top="0cm" fo:margin-bottom="0cm" loext:contextual-spacing="false"/>
      <style:text-properties officeooo:paragraph-rsid="00197c73"/>
    </style:style>
    <style:style style:name="P39" style:family="paragraph" style:parent-style-name="Text_20_body" style:list-style-name="L38">
      <style:paragraph-properties fo:margin-top="0cm" fo:margin-bottom="0cm" loext:contextual-spacing="false"/>
      <style:text-properties officeooo:paragraph-rsid="00197c73"/>
    </style:style>
    <style:style style:name="P40" style:family="paragraph" style:parent-style-name="Text_20_body" style:list-style-name="L39">
      <style:paragraph-properties fo:margin-top="0cm" fo:margin-bottom="0cm" loext:contextual-spacing="false"/>
      <style:text-properties officeooo:paragraph-rsid="00197c73"/>
    </style:style>
    <style:style style:name="P41" style:family="paragraph" style:parent-style-name="Text_20_body" style:list-style-name="L40">
      <style:paragraph-properties fo:margin-top="0cm" fo:margin-bottom="0cm" loext:contextual-spacing="false"/>
      <style:text-properties officeooo:paragraph-rsid="00197c73"/>
    </style:style>
    <style:style style:name="P42" style:family="paragraph" style:parent-style-name="Text_20_body" style:list-style-name="L41">
      <style:paragraph-properties fo:margin-top="0cm" fo:margin-bottom="0cm" loext:contextual-spacing="false"/>
      <style:text-properties officeooo:paragraph-rsid="00197c73"/>
    </style:style>
    <style:style style:name="P43" style:family="paragraph" style:parent-style-name="Text_20_body" style:list-style-name="L42">
      <style:paragraph-properties fo:margin-top="0cm" fo:margin-bottom="0cm" loext:contextual-spacing="false"/>
      <style:text-properties officeooo:paragraph-rsid="00197c73"/>
    </style:style>
    <style:style style:name="P44" style:family="paragraph" style:parent-style-name="Text_20_body" style:list-style-name="L43">
      <style:paragraph-properties fo:margin-top="0cm" fo:margin-bottom="0cm" loext:contextual-spacing="false"/>
      <style:text-properties officeooo:paragraph-rsid="00197c73"/>
    </style:style>
    <style:style style:name="P45" style:family="paragraph" style:parent-style-name="Text_20_body" style:list-style-name="L44">
      <style:paragraph-properties fo:margin-top="0cm" fo:margin-bottom="0cm" loext:contextual-spacing="false"/>
      <style:text-properties officeooo:paragraph-rsid="00197c73"/>
    </style:style>
    <style:style style:name="P46" style:family="paragraph" style:parent-style-name="Text_20_body" style:list-style-name="L45">
      <style:paragraph-properties fo:margin-top="0cm" fo:margin-bottom="0cm" loext:contextual-spacing="false"/>
      <style:text-properties officeooo:paragraph-rsid="00197c73"/>
    </style:style>
    <style:style style:name="P47" style:family="paragraph" style:parent-style-name="Text_20_body" style:list-style-name="L46">
      <style:paragraph-properties fo:margin-top="0cm" fo:margin-bottom="0cm" loext:contextual-spacing="false"/>
      <style:text-properties officeooo:paragraph-rsid="00197c73"/>
    </style:style>
    <style:style style:name="P48" style:family="paragraph" style:parent-style-name="Text_20_body" style:list-style-name="L47">
      <style:paragraph-properties fo:margin-top="0cm" fo:margin-bottom="0cm" loext:contextual-spacing="false"/>
      <style:text-properties officeooo:paragraph-rsid="00197c73"/>
    </style:style>
    <style:style style:name="P49" style:family="paragraph" style:parent-style-name="Text_20_body" style:list-style-name="L48">
      <style:paragraph-properties fo:margin-top="0cm" fo:margin-bottom="0cm" loext:contextual-spacing="false"/>
      <style:text-properties officeooo:paragraph-rsid="00197c73"/>
    </style:style>
    <style:style style:name="P50" style:family="paragraph" style:parent-style-name="Text_20_body" style:list-style-name="L49">
      <style:paragraph-properties fo:margin-top="0cm" fo:margin-bottom="0cm" loext:contextual-spacing="false"/>
      <style:text-properties officeooo:paragraph-rsid="00197c7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4" style:family="text">
      <style:text-properties fo:color="#000000" style:font-name="Aptos Display" fo:font-size="7pt" style:font-name-asian="Cambria1" style:font-size-asian="7pt" style:font-name-complex="Cambria1" style:font-size-complex="7pt"/>
    </style:style>
    <style:style style:name="T5" style:family="text">
      <style:text-properties fo:color="#000000" style:font-name="Aptos Display" fo:font-size="8pt" style:font-name-asian="Cambria1" style:font-size-asian="8pt" style:font-name-complex="Cambria1" style:font-size-complex="8pt"/>
    </style:style>
    <style:style style:name="T6" style:family="text">
      <style:text-properties fo:color="#000000" style:font-name="Aptos Display" fo:font-size="15pt" style:font-name-asian="Cambria1" style:font-size-asian="15pt" style:font-name-complex="Cambria1" style:font-size-complex="15pt"/>
    </style:style>
    <style:style style:name="T7" style:family="text">
      <style:text-properties fo:color="#000000" style:font-name="Aptos Display" fo:font-size="12pt" style:font-name-asian="Cambria1" style:font-size-asian="12pt" style:font-name-complex="Cambria1" style:font-size-complex="12pt"/>
    </style:style>
    <style:style style:name="T8" style:family="text">
      <style:text-properties style:font-name="Aptos Display" fo:font-size="7pt" style:font-name-asian="Cambria1" style:font-size-asian="7pt" style:font-name-complex="Cambria1" style:font-size-complex="7pt"/>
    </style:style>
    <style:style style:name="T9" style:family="text">
      <style:text-properties style:font-name="Aptos Display" fo:font-size="15pt" style:font-name-asian="Cambria1" style:font-size-asian="15pt" style:font-name-complex="Cambria1" style:font-size-complex="15pt"/>
    </style:style>
    <style:style style:name="T10" style:family="text">
      <style:text-properties fo:font-size="12pt" fo:language="en" fo:country="US" fo:font-weight="bold" style:font-size-asian="12pt" style:font-weight-asian="bold" style:font-name-complex="Calibri1" style:font-size-complex="12pt"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fo:font-weight="bold" officeooo:rsid="00185ed7" style:font-size-asian="10pt" style:font-weight-asian="bold"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style:font-size-asian="10pt" style:font-size-complex="10pt"/>
    </style:style>
    <style:style style:name="T16" style:family="text">
      <style:text-properties fo:font-size="9pt" fo:language="en" fo:country="US" style:font-size-asian="9pt" style:font-size-complex="9pt"/>
    </style:style>
    <style:style style:name="T17" style:family="text">
      <style:text-properties fo:font-size="8pt" fo:language="en" fo:country="US" style:font-size-asian="8pt" style:font-size-complex="8pt"/>
    </style:style>
    <style:style style:name="T18"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software-requirements-specification-srs"/>Software Requirements Specification (SRS)<text:bookmark-end text:name="software-requirements-specification-srs"/></text:h>
      <text:h text:style-name="P10" text:outline-level="2"><text:bookmark-start text:name="proper-handling-of-shared-repository"/>Proper Handling of Shared Repository<text:bookmark-end text:name="proper-handling-of-shared-repository"/></text:h>
      <text:h text:style-name="P12" text:outline-level="3"><text:bookmark-start text:name="document-control-information"/>Document Control Information<text:bookmark-end text:name="document-control-information"/></text:h>
      <text:p text:style-name="P4"><text:span text:style-name="T18">Document Title:</text:span> Software Requirements Specification for Shared Repository Management System<text:line-break/><text:span text:style-name="T18">Version:</text:span> 1.0<text:line-break/><text:span text:style-name="T18">Date:</text:span> October 15, 2023<text:line-break/><text:span text:style-name="T18">Status:</text:span> Draft<text:line-break/><text:span text:style-name="T18">Prepared by:</text:span> Software Engineering Team<text:line-break/><text:span text:style-name="T18">Approved by:</text:span> Project Manager</text:p>
      <text:p text:style-name="P16"/>
      <text:h text:style-name="P10" text:outline-level="2"><text:bookmark-start text:name="introduction"/>1. Introduction<text:bookmark-end text:name="introduction"/></text:h>
      <text:h text:style-name="P12" text:outline-level="3"><text:bookmark-start text:name="purpose"/>1.1 Purpose<text:bookmark-end text:name="purpose"/></text:h>
      <text:p text:style-name="P4">This Software Requirements Specification (SRS) document describes the functional and non-functional requirements for the Shared Repository Management System. It is intended for use by developers, testers, project managers, and stakeholders involved in the development and implementation of the system.</text:p>
      <text:h text:style-name="P12" text:outline-level="3"><text:bookmark-start text:name="scope"/>1.2 Scope<text:bookmark-end text:name="scope"/></text:h>
      <text:p text:style-name="P4">The Shared Repository Management System will provide a platform for multiple users to collaborate on projects by sharing, accessing, and managing files and resources in a centralized repository. The system will handle version control, access management, conflict resolution, and provide a user-friendly interface for repository interactions.</text:p>
      <text:p text:style-name="P25">The system will: - Allow users to create, access, modify, and delete files in the repository - Manage user permissions and access controls - Track changes and maintain version history - Provide conflict resolution mechanisms - Support file locking to prevent simultaneous edits - Offer search and organization capabilities</text:p>
      <text:p text:style-name="P25"><text:soft-page-break/>The system will not: - Provide integrated development environments - Offer real-time collaborative editing features - Handle deployment or hosting of applications</text:p>
      <text:h text:style-name="P12" text:outline-level="3"><text:bookmark-start text:name="definitions-acronyms-and-abbreviations"/>1.3 Definitions, Acronyms, and Abbreviations<text:bookmark-end text:name="definitions-acronyms-and-abbreviations"/></text:h>
      <text:list xml:id="list1529475486" text:style-name="L1">
        <text:list-item>
          <text:p text:style-name="P26"><text:span text:style-name="T18">SRMS</text:span>: Shared Repository Management System</text:p>
        </text:list-item>
        <text:list-item>
          <text:p text:style-name="P26"><text:span text:style-name="T18">Repository</text:span>: A centralized location where files and resources are stored</text:p>
        </text:list-item>
        <text:list-item>
          <text:p text:style-name="P26"><text:span text:style-name="T18">Version Control</text:span>: The management of changes to documents, programs, and other information</text:p>
        </text:list-item>
        <text:list-item>
          <text:p text:style-name="P26"><text:span text:style-name="T18">Commit</text:span>: The action of saving changes to the repository</text:p>
        </text:list-item>
        <text:list-item>
          <text:p text:style-name="P26"><text:span text:style-name="T18">Branch</text:span>: A parallel version of the repository</text:p>
        </text:list-item>
        <text:list-item>
          <text:p text:style-name="P26"><text:span text:style-name="T18">Merge</text:span>: The action of combining changes from different branches</text:p>
        </text:list-item>
        <text:list-item>
          <text:p text:style-name="P26"><text:span text:style-name="T18">Pull Request</text:span>: A method of submitting contributions to the repository</text:p>
        </text:list-item>
        <text:list-item>
          <text:p text:style-name="P26"><text:span text:style-name="T18">Conflict</text:span>: When two or more users make changes to the same file that cannot be automatically reconciled</text:p>
        </text:list-item>
      </text:list>
      <text:h text:style-name="P12" text:outline-level="3"><text:bookmark-start text:name="references"/>1.4 References<text:bookmark-end text:name="references"/></text:h>
      <text:list xml:id="list582039665" text:style-name="L26">
        <text:list-item>
          <text:p text:style-name="P27">IEEE 830-1998 Standard for Software Requirements Specifications</text:p>
        </text:list-item>
        <text:list-item>
          <text:p text:style-name="P27">Git Version Control System Documentation</text:p>
        </text:list-item>
        <text:list-item>
          <text:p text:style-name="P27">SVN Version Control System Documentation</text:p>
        </text:list-item>
      </text:list>
      <text:h text:style-name="P12" text:outline-level="3"><text:bookmark-start text:name="overview"/>1.5 Overview<text:bookmark-end text:name="overview"/></text:h>
      <text:p text:style-name="P4">The remainder of this document provides a general description of the SRMS, including product functions, user characteristics, and constraints. It then details specific requirements for the system, including functional requirements, external interface requirements, performance requirements, and software system attributes.</text:p>
      <text:p text:style-name="P16"/>
      <text:h text:style-name="P10" text:outline-level="2"><text:bookmark-start text:name="overall-description"/>2. Overall Description<text:bookmark-end text:name="overall-description"/></text:h>
      <text:h text:style-name="P12" text:outline-level="3"><text:bookmark-start text:name="product-perspective"/>2.1 Product Perspective<text:bookmark-end text:name="product-perspective"/></text:h>
      <text:p text:style-name="P4">The SRMS is a new system designed to facilitate collaboration among team members working on shared projects. It will operate as a standalone system but may integrate with existing authentication systems, notification services, and development tools through APIs.</text:p>
      <text:h text:style-name="P12" text:outline-level="3"><text:bookmark-start text:name="product-functions"/><text:soft-page-break/>2.2 Product Functions<text:bookmark-end text:name="product-functions"/></text:h>
      <text:p text:style-name="P4">The major functions of the SRMS include: - User authentication and authorization - Repository creation and management - File upload, download, and management - Version control with history tracking - Branch management and merging - Conflict detection and resolution - Access control and permission management - Search and filtering capabilities - Activity monitoring and notifications - Backup and recovery mechanisms</text:p>
      <text:h text:style-name="P12" text:outline-level="3"><text:bookmark-start text:name="user-characteristics"/>2.3 User Characteristics<text:bookmark-end text:name="user-characteristics"/></text:h>
      <text:p text:style-name="P4">The system will be used by: - <text:span text:style-name="T18">Developers</text:span>: Technical users who will interact with the repository frequently, requiring advanced features like branching and merging - <text:span text:style-name="T18">Project Managers</text:span>: Users who need to monitor progress, manage access, and oversee repository organization - <text:span text:style-name="T18">Content Contributors</text:span>: Users who may have less technical expertise but need to add or modify content - <text:span text:style-name="T18">Viewers</text:span>: Users who primarily access the repository to view or download content</text:p>
      <text:p text:style-name="P25">Users are expected to have basic computer literacy, with varying levels of technical expertise depending on their role.</text:p>
      <text:h text:style-name="P12" text:outline-level="3"><text:bookmark-start text:name="constraints"/>2.4 Constraints<text:bookmark-end text:name="constraints"/></text:h>
      <text:list xml:id="list1643398945" text:style-name="L27">
        <text:list-item>
          <text:p text:style-name="P28">The system must be accessible through standard web browsers</text:p>
        </text:list-item>
        <text:list-item>
          <text:p text:style-name="P28">The system must comply with data protection regulations</text:p>
        </text:list-item>
        <text:list-item>
          <text:p text:style-name="P28">The system must support standard version control protocols</text:p>
        </text:list-item>
        <text:list-item>
          <text:p text:style-name="P28">The system must be able to handle repositories of at least 10GB in size</text:p>
        </text:list-item>
        <text:list-item>
          <text:p text:style-name="P28">The system must support concurrent access by at least 100 users</text:p>
        </text:list-item>
      </text:list>
      <text:h text:style-name="P12" text:outline-level="3"><text:bookmark-start text:name="assumptions-and-dependencies"/>2.5 Assumptions and Dependencies<text:bookmark-end text:name="assumptions-and-dependencies"/></text:h>
      <text:list xml:id="list3462699411" text:style-name="L28">
        <text:list-item>
          <text:p text:style-name="P29">Users have reliable internet connectivity</text:p>
        </text:list-item>
        <text:list-item>
          <text:p text:style-name="P29">The system will be hosted on servers with adequate processing power and storage</text:p>
        </text:list-item>
        <text:list-item>
          <text:p text:style-name="P29">Authentication services are available for user verification</text:p>
        </text:list-item>
        <text:list-item>
          <text:p text:style-name="P29">Backup systems are in place for data recovery</text:p>
        </text:list-item>
      </text:list>
      <text:h text:style-name="P12" text:outline-level="3"><text:bookmark-start text:name="apportioning-of-requirements"/>2.6 Apportioning of Requirements<text:bookmark-end text:name="apportioning-of-requirements"/></text:h>
      <text:p text:style-name="P4">Future versions of the system may include: - Real-time collaborative editing - Advanced analytics and reporting - Integration with additional third-party tools - Mobile application support - AI-assisted conflict resolution</text:p>
      <text:p text:style-name="P16"><text:soft-page-break/></text:p>
      <text:h text:style-name="P10" text:outline-level="2"><text:bookmark-start text:name="specific-requirements"/>3. Specific Requirements<text:bookmark-end text:name="specific-requirements"/></text:h>
      <text:h text:style-name="P12" text:outline-level="3"><text:bookmark-start text:name="external-interface-requirements"/>3.1 External Interface Requirements<text:bookmark-end text:name="external-interface-requirements"/></text:h>
      <text:h text:style-name="P14" text:outline-level="4"><text:bookmark-start text:name="user-interfaces"/>3.1.1 User Interfaces<text:bookmark-end text:name="user-interfaces"/></text:h>
      <text:list xml:id="list1066414815" text:style-name="L29">
        <text:list-item>
          <text:p text:style-name="P30">The system shall provide a web-based interface accessible from standard browsers</text:p>
        </text:list-item>
        <text:list-item>
          <text:p text:style-name="P30">The interface shall include a dashboard showing repository status and recent activities</text:p>
        </text:list-item>
        <text:list-item>
          <text:p text:style-name="P30">The interface shall provide views for browsing repository contents, viewing file history, and managing branches</text:p>
        </text:list-item>
        <text:list-item>
          <text:p text:style-name="P30">The interface shall include forms for user authentication, file upload, and permission management</text:p>
        </text:list-item>
        <text:list-item>
          <text:p text:style-name="P30">The interface shall provide visual indicators for file status (locked, modified, conflicted)</text:p>
        </text:list-item>
        <text:list-item>
          <text:p text:style-name="P30">The interface shall be responsive and support different screen sizes</text:p>
        </text:list-item>
      </text:list>
      <text:h text:style-name="P14" text:outline-level="4"><text:bookmark-start text:name="hardware-interfaces"/>3.1.2 Hardware Interfaces<text:bookmark-end text:name="hardware-interfaces"/></text:h>
      <text:list xml:id="list2583635992" text:style-name="L30">
        <text:list-item>
          <text:p text:style-name="P31">The system shall operate on standard server hardware</text:p>
        </text:list-item>
        <text:list-item>
          <text:p text:style-name="P31">The system shall support standard input devices (keyboard, mouse)</text:p>
        </text:list-item>
        <text:list-item>
          <text:p text:style-name="P31">No special hardware interfaces are required</text:p>
        </text:list-item>
      </text:list>
      <text:h text:style-name="P14" text:outline-level="4"><text:bookmark-start text:name="software-interfaces"/>3.1.3 Software Interfaces<text:bookmark-end text:name="software-interfaces"/></text:h>
      <text:list xml:id="list2705670867" text:style-name="L31">
        <text:list-item>
          <text:p text:style-name="P32">The system shall interface with authentication services using OAuth 2.0 or SAML</text:p>
        </text:list-item>
        <text:list-item>
          <text:p text:style-name="P32">The system shall support integration with email services for notifications</text:p>
        </text:list-item>
        <text:list-item>
          <text:p text:style-name="P32">The system shall provide REST APIs for integration with development tools</text:p>
        </text:list-item>
        <text:list-item>
          <text:p text:style-name="P32">The system shall support standard version control protocols (Git, SVN)</text:p>
        </text:list-item>
      </text:list>
      <text:h text:style-name="P14" text:outline-level="4"><text:bookmark-start text:name="communications-interfaces"/>3.1.4 Communications Interfaces<text:bookmark-end text:name="communications-interfaces"/></text:h>
      <text:list xml:id="list3295897504" text:style-name="L32">
        <text:list-item>
          <text:p text:style-name="P33">The system shall use HTTPS for secure communication</text:p>
        </text:list-item>
        <text:list-item>
          <text:p text:style-name="P33">The system shall support WebSocket for real-time notifications</text:p>
        </text:list-item>
        <text:list-item>
          <text:p text:style-name="P33">The system shall implement rate limiting to prevent abuse</text:p>
        </text:list-item>
      </text:list>
      <text:h text:style-name="P12" text:outline-level="3"><text:bookmark-start text:name="functional-requirements"/>3.2 Functional Requirements<text:bookmark-end text:name="functional-requirements"/></text:h>
      <text:h text:style-name="P14" text:outline-level="4"><text:bookmark-start text:name="user-authentication-and-authorization"/>3.2.1 User Authentication and Authorization<text:bookmark-end text:name="user-authentication-and-authorization"/></text:h>
      <text:list xml:id="list3576735258" text:style-name="L33">
        <text:list-item>
          <text:p text:style-name="P34">The system shall require users to authenticate before accessing repositories</text:p>
        </text:list-item>
        <text:list-item>
          <text:p text:style-name="P34"><text:soft-page-break/>The system shall support multiple authentication methods (username/password, SSO)</text:p>
        </text:list-item>
        <text:list-item>
          <text:p text:style-name="P34">The system shall maintain user profiles with roles and permissions</text:p>
        </text:list-item>
        <text:list-item>
          <text:p text:style-name="P34">The system shall allow administrators to manage user access rights</text:p>
        </text:list-item>
        <text:list-item>
          <text:p text:style-name="P34">The system shall enforce access controls based on user permissions</text:p>
        </text:list-item>
      </text:list>
      <text:h text:style-name="P14" text:outline-level="4"><text:bookmark-start text:name="repository-management"/>3.2.2 Repository Management<text:bookmark-end text:name="repository-management"/></text:h>
      <text:list xml:id="list2091009941" text:style-name="L34">
        <text:list-item>
          <text:p text:style-name="P35">The system shall allow users to create new repositories</text:p>
        </text:list-item>
        <text:list-item>
          <text:p text:style-name="P35">The system shall allow users to clone existing repositories</text:p>
        </text:list-item>
        <text:list-item>
          <text:p text:style-name="P35">The system shall support repository archiving and deletion</text:p>
        </text:list-item>
        <text:list-item>
          <text:p text:style-name="P35">The system shall maintain metadata about repositories (description, owner, creation date)</text:p>
        </text:list-item>
        <text:list-item>
          <text:p text:style-name="P35">The system shall allow repositories to be organized into projects or groups</text:p>
        </text:list-item>
      </text:list>
      <text:h text:style-name="P14" text:outline-level="4"><text:bookmark-start text:name="file-operations"/>3.2.3 File Operations<text:bookmark-end text:name="file-operations"/></text:h>
      <text:list xml:id="list251513158" text:style-name="L35">
        <text:list-item>
          <text:p text:style-name="P36">The system shall allow users to upload files to repositories</text:p>
        </text:list-item>
        <text:list-item>
          <text:p text:style-name="P36">The system shall allow users to download files from repositories</text:p>
        </text:list-item>
        <text:list-item>
          <text:p text:style-name="P36">The system shall allow users to view file contents within the interface</text:p>
        </text:list-item>
        <text:list-item>
          <text:p text:style-name="P36">The system shall support file renaming, moving, and deletion</text:p>
        </text:list-item>
        <text:list-item>
          <text:p text:style-name="P36">The system shall maintain file metadata (size, type, modification date)</text:p>
        </text:list-item>
      </text:list>
      <text:h text:style-name="P14" text:outline-level="4"><text:bookmark-start text:name="version-control"/>3.2.4 Version Control<text:bookmark-end text:name="version-control"/></text:h>
      <text:list xml:id="list3182382341" text:style-name="L36">
        <text:list-item>
          <text:p text:style-name="P37">The system shall track all changes made to files</text:p>
        </text:list-item>
        <text:list-item>
          <text:p text:style-name="P37">The system shall maintain a complete history of file modifications</text:p>
        </text:list-item>
        <text:list-item>
          <text:p text:style-name="P37">The system shall associate changes with the users who made them</text:p>
        </text:list-item>
        <text:list-item>
          <text:p text:style-name="P37">The system shall allow users to view differences between file versions</text:p>
        </text:list-item>
        <text:list-item>
          <text:p text:style-name="P37">The system shall allow users to revert to previous versions of files</text:p>
        </text:list-item>
      </text:list>
      <text:h text:style-name="P14" text:outline-level="4"><text:bookmark-start text:name="branch-management"/>3.2.5 Branch Management<text:bookmark-end text:name="branch-management"/></text:h>
      <text:list xml:id="list431536510" text:style-name="L37">
        <text:list-item>
          <text:p text:style-name="P38">The system shall support the creation of branches from the main repository</text:p>
        </text:list-item>
        <text:list-item>
          <text:p text:style-name="P38">The system shall allow users to switch between branches</text:p>
        </text:list-item>
        <text:list-item>
          <text:p text:style-name="P38">The system shall provide mechanisms for merging branches</text:p>
        </text:list-item>
        <text:list-item>
          <text:p text:style-name="P38">The system shall detect and report conflicts during merges</text:p>
        </text:list-item>
        <text:list-item>
          <text:p text:style-name="P38">The system shall maintain branch metadata (creator, creation date, status)</text:p>
        </text:list-item>
      </text:list>
      <text:h text:style-name="P14" text:outline-level="4"><text:bookmark-start text:name="conflict-resolution"/>3.2.6 Conflict Resolution<text:bookmark-end text:name="conflict-resolution"/></text:h>
      <text:list xml:id="list2161609363" text:style-name="L38">
        <text:list-item>
          <text:p text:style-name="P39">The system shall detect when conflicting changes are made to the same file</text:p>
        </text:list-item>
        <text:list-item>
          <text:p text:style-name="P39"><text:soft-page-break/>The system shall prevent conflicting changes from being automatically merged</text:p>
        </text:list-item>
        <text:list-item>
          <text:p text:style-name="P39">The system shall provide a user interface for resolving conflicts</text:p>
        </text:list-item>
        <text:list-item>
          <text:p text:style-name="P39">The system shall allow users to choose which changes to keep during conflict resolution</text:p>
        </text:list-item>
        <text:list-item>
          <text:p text:style-name="P39">The system shall maintain a record of resolved conflicts</text:p>
        </text:list-item>
      </text:list>
      <text:h text:style-name="P14" text:outline-level="4"><text:bookmark-start text:name="search-and-organization"/>3.2.7 Search and Organization<text:bookmark-end text:name="search-and-organization"/></text:h>
      <text:list xml:id="list1635442757" text:style-name="L39">
        <text:list-item>
          <text:p text:style-name="P40">The system shall provide search functionality for repository contents</text:p>
        </text:list-item>
        <text:list-item>
          <text:p text:style-name="P40">The system shall support filtering by file type, date, author, and other metadata</text:p>
        </text:list-item>
        <text:list-item>
          <text:p text:style-name="P40">The system shall allow users to organize files into directories</text:p>
        </text:list-item>
        <text:list-item>
          <text:p text:style-name="P40">The system shall support tagging of files and repositories</text:p>
        </text:list-item>
        <text:list-item>
          <text:p text:style-name="P40">The system shall provide sorting options for search results</text:p>
        </text:list-item>
      </text:list>
      <text:h text:style-name="P14" text:outline-level="4"><text:bookmark-start text:name="notifications-and-activity-tracking"/>3.2.8 Notifications and Activity Tracking<text:bookmark-end text:name="notifications-and-activity-tracking"/></text:h>
      <text:list xml:id="list2555715022" text:style-name="L40">
        <text:list-item>
          <text:p text:style-name="P41">The system shall track all activities within repositories</text:p>
        </text:list-item>
        <text:list-item>
          <text:p text:style-name="P41">The system shall display recent activities on the dashboard</text:p>
        </text:list-item>
        <text:list-item>
          <text:p text:style-name="P41">The system shall send notifications for relevant events (mentions, changes to watched files)</text:p>
        </text:list-item>
        <text:list-item>
          <text:p text:style-name="P41">The system shall allow users to configure notification preferences</text:p>
        </text:list-item>
        <text:list-item>
          <text:p text:style-name="P41">The system shall provide activity reports for repositories</text:p>
        </text:list-item>
      </text:list>
      <text:h text:style-name="P12" text:outline-level="3"><text:bookmark-start text:name="performance-requirements"/>3.3 Performance Requirements<text:bookmark-end text:name="performance-requirements"/></text:h>
      <text:list xml:id="list1950631771" text:style-name="L41">
        <text:list-item>
          <text:p text:style-name="P42">The system shall support at least 100 concurrent users</text:p>
        </text:list-item>
        <text:list-item>
          <text:p text:style-name="P42">The system shall handle repositories of at least 10GB in size</text:p>
        </text:list-item>
        <text:list-item>
          <text:p text:style-name="P42">The system shall process file uploads of up to 1GB</text:p>
        </text:list-item>
        <text:list-item>
          <text:p text:style-name="P42">The system shall respond to user interface actions within 2 seconds</text:p>
        </text:list-item>
        <text:list-item>
          <text:p text:style-name="P42">The system shall complete common operations (commit, merge) within 5 seconds</text:p>
        </text:list-item>
        <text:list-item>
          <text:p text:style-name="P42">The system shall maintain 99.9% uptime during business hours</text:p>
        </text:list-item>
      </text:list>
      <text:h text:style-name="P12" text:outline-level="3"><text:bookmark-start text:name="design-constraints"/>3.4 Design Constraints<text:bookmark-end text:name="design-constraints"/></text:h>
      <text:list xml:id="list872195223" text:style-name="L42">
        <text:list-item>
          <text:p text:style-name="P43">The system shall be implemented using web technologies</text:p>
        </text:list-item>
        <text:list-item>
          <text:p text:style-name="P43">The system shall follow responsive design principles</text:p>
        </text:list-item>
        <text:list-item>
          <text:p text:style-name="P43">The system shall adhere to accessibility guidelines (WCAG 2.1)</text:p>
        </text:list-item>
        <text:list-item>
          <text:p text:style-name="P43">The system shall use standard version control algorithms and protocols</text:p>
        </text:list-item>
        <text:list-item>
          <text:p text:style-name="P43">The system shall implement security best practices for data protection</text:p>
        </text:list-item>
      </text:list>
      <text:h text:style-name="P12" text:outline-level="3"><text:bookmark-start text:name="software-system-attributes"/><text:soft-page-break/>3.5 Software System Attributes<text:bookmark-end text:name="software-system-attributes"/></text:h>
      <text:h text:style-name="P14" text:outline-level="4"><text:bookmark-start text:name="reliability"/>3.5.1 Reliability<text:bookmark-end text:name="reliability"/></text:h>
      <text:list xml:id="list1668635637" text:style-name="L43">
        <text:list-item>
          <text:p text:style-name="P44">The system shall prevent data loss during concurrent operations</text:p>
        </text:list-item>
        <text:list-item>
          <text:p text:style-name="P44">The system shall maintain data integrity during system failures</text:p>
        </text:list-item>
        <text:list-item>
          <text:p text:style-name="P44">The system shall provide error handling for all operations</text:p>
        </text:list-item>
        <text:list-item>
          <text:p text:style-name="P44">The system shall include automated backup mechanisms</text:p>
        </text:list-item>
        <text:list-item>
          <text:p text:style-name="P44">The system shall log all critical operations for audit purposes</text:p>
        </text:list-item>
      </text:list>
      <text:h text:style-name="P14" text:outline-level="4"><text:bookmark-start text:name="availability"/>3.5.2 Availability<text:bookmark-end text:name="availability"/></text:h>
      <text:list xml:id="list3075896767" text:style-name="L44">
        <text:list-item>
          <text:p text:style-name="P45">The system shall be available 24/7 with scheduled maintenance windows</text:p>
        </text:list-item>
        <text:list-item>
          <text:p text:style-name="P45">The system shall implement redundancy for critical components</text:p>
        </text:list-item>
        <text:list-item>
          <text:p text:style-name="P45">The system shall recover automatically from common failure scenarios</text:p>
        </text:list-item>
        <text:list-item>
          <text:p text:style-name="P45">The system shall provide status information during outages</text:p>
        </text:list-item>
        <text:list-item>
          <text:p text:style-name="P45">The system shall support graceful degradation under high load</text:p>
        </text:list-item>
      </text:list>
      <text:h text:style-name="P14" text:outline-level="4"><text:bookmark-start text:name="security"/>3.5.3 Security<text:bookmark-end text:name="security"/></text:h>
      <text:list xml:id="list3135218734" text:style-name="L45">
        <text:list-item>
          <text:p text:style-name="P46">The system shall encrypt all data in transit using TLS</text:p>
        </text:list-item>
        <text:list-item>
          <text:p text:style-name="P46">The system shall encrypt sensitive data at rest</text:p>
        </text:list-item>
        <text:list-item>
          <text:p text:style-name="P46">The system shall implement access controls at repository and file levels</text:p>
        </text:list-item>
        <text:list-item>
          <text:p text:style-name="P46">The system shall maintain audit logs of security-relevant actions</text:p>
        </text:list-item>
        <text:list-item>
          <text:p text:style-name="P46">The system shall implement protection against common web vulnerabilities</text:p>
        </text:list-item>
        <text:list-item>
          <text:p text:style-name="P46">The system shall support secure password policies</text:p>
        </text:list-item>
        <text:list-item>
          <text:p text:style-name="P46">The system shall implement session management with timeouts</text:p>
        </text:list-item>
      </text:list>
      <text:h text:style-name="P14" text:outline-level="4"><text:bookmark-start text:name="maintainability"/><text:soft-page-break/>3.5.4 Maintainability<text:bookmark-end text:name="maintainability"/></text:h>
      <text:list xml:id="list188180799" text:style-name="L46">
        <text:list-item>
          <text:p text:style-name="P47">The system shall be modular to allow component updates</text:p>
        </text:list-item>
        <text:list-item>
          <text:p text:style-name="P47">The system shall include comprehensive logging for troubleshooting</text:p>
        </text:list-item>
        <text:list-item>
          <text:p text:style-name="P47">The system shall provide administrative tools for system management</text:p>
        </text:list-item>
        <text:list-item>
          <text:p text:style-name="P47">The system shall support configuration changes without downtime</text:p>
        </text:list-item>
        <text:list-item>
          <text:p text:style-name="P47">The system shall include automated health checks</text:p>
        </text:list-item>
      </text:list>
      <text:h text:style-name="P14" text:outline-level="4"><text:bookmark-start text:name="portability"/>3.5.5 Portability<text:bookmark-end text:name="portability"/></text:h>
      <text:list xml:id="list4284623188" text:style-name="L47">
        <text:list-item>
          <text:p text:style-name="P48">The system shall be deployable on multiple operating systems</text:p>
        </text:list-item>
        <text:list-item>
          <text:p text:style-name="P48">The system shall support containerization for easy deployment</text:p>
        </text:list-item>
        <text:list-item>
          <text:p text:style-name="P48">The system shall use standard databases and storage systems</text:p>
        </text:list-item>
        <text:list-item>
          <text:p text:style-name="P48">The system shall minimize dependencies on specific technologies</text:p>
        </text:list-item>
        <text:list-item>
          <text:p text:style-name="P48">The system shall support migration between hosting environments</text:p>
        </text:list-item>
      </text:list>
      <text:h text:style-name="P12" text:outline-level="3"><text:bookmark-start text:name="other-requirements"/>3.6 Other Requirements<text:bookmark-end text:name="other-requirements"/></text:h>
      <text:list xml:id="list3921604561" text:style-name="L48">
        <text:list-item>
          <text:p text:style-name="P49">The system shall comply with relevant data protection regulations</text:p>
        </text:list-item>
        <text:list-item>
          <text:p text:style-name="P49">The system shall provide documentation for users and administrators</text:p>
        </text:list-item>
        <text:list-item>
          <text:p text:style-name="P49">The system shall support internationalization and localization</text:p>
        </text:list-item>
        <text:list-item>
          <text:p text:style-name="P49">The system shall maintain compatibility with common development tools</text:p>
        </text:list-item>
      </text:list>
      <text:p text:style-name="P16"/>
      <text:h text:style-name="P10" text:outline-level="2"><text:bookmark-start text:name="supporting-information"/>4. Supporting Information<text:bookmark-end text:name="supporting-information"/></text:h>
      <text:h text:style-name="P12" text:outline-level="3"><text:bookmark-start text:name="table-of-contents"/>4.1 Table of Contents<text:bookmark-end text:name="table-of-contents"/></text:h>
      <text:p text:style-name="P4">[Included at the beginning of the document]</text:p>
      <text:h text:style-name="P12" text:outline-level="3"><text:bookmark-start text:name="appendices"/>4.2 Appendices<text:bookmark-end text:name="appendices"/></text:h>
      <text:list xml:id="list2748600324" text:style-name="L49">
        <text:list-item>
          <text:p text:style-name="P50">Appendix A: Use Case Diagrams</text:p>
        </text:list-item>
        <text:list-item>
          <text:p text:style-name="P50">Appendix B: Data Dictionary</text:p>
        </text:list-item>
        <text:list-item>
          <text:p text:style-name="P50">Appendix C: User Roles and Permissions Matrix</text:p>
        </text:list-item>
      </text:list>
      <text:p text:style-name="P16"/>
      <text:p text:style-name="P3"><text:span text:style-name="T2">Note:</text:span><text:span text:style-name="T1"> This SRS document focuses on the requirements for the Shared Repository Management System without specifying implementation details or design solutions. The requirements are stated in a way that can be verified and translated into design specifications in subsequent development phas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irst_20_paragraph" style:display-name="First paragraph" style:family="paragraph" style:parent-style-name="Text_20_body" style:next-style-name="Text_20_body"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185ed7"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7"><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15"><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 </text:span><text:span text:style-name="MT13">Manishankar Reddy Y</text:span></text:p>
            </table:table-cell>
            <table:table-cell table:style-name="Table3.A1" office:value-type="string">
              <text:p text:style-name="MP7"><text:span text:style-name="MT12">USN: </text:span><text:span text:style-name="MT13">1NT23IS117</text:span></text:p>
            </table:table-cell>
            <table:table-cell table:style-name="Table3.A1" office:value-type="string">
              <text:p text:style-name="MP7"><text:span text:style-name="MT12">Date:</text:span><text:span text:style-name="MT13">23/04/2025</text:span></text:p>
            </table:table-cell>
          </table:table-row>
          <table:table-row table:style-name="Table3.1">
            <table:table-cell table:style-name="Table3.A1" office:value-type="string">
              <text:p text:style-name="MP7"><text:span text:style-name="MT12">Lab Activity # / Task #: </text:span><text:span text:style-name="MT13">5/1</text:span></text:p>
            </table:table-cell>
            <table:table-cell table:style-name="Table3.A1" office:value-type="string">
              <text:p text:style-name="MP7"><text:span text:style-name="MT12">Document name:</text:span><text:span text:style-name="MT13">IEEE specification template</text:span></text:p>
            </table:table-cell>
            <table:table-cell table:style-name="Table3.A1" office:value-type="string">
              <text:p text:style-name="MP7"><text:span text:style-name="MT12">Submitted details: </text:span><text:span text:style-name="MT13">Template</text:span></text:p>
              <text:p text:style-name="MP8"/>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7</text:page-number></text:span><text:span text:style-name="MT6"><text:s/>of </text:span><text:span text:style-name="MT5"><text:page-count>8</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5</meta:editing-cycles>
    <meta:creation-date>2025-02-28T08:27:00</meta:creation-date>
    <dc:date>2025-04-23T09:23:54.195363888</dc:date>
    <meta:editing-duration>PT21M44S</meta:editing-duration>
    <meta:generator>LibreOffice/6.4.7.2$Linux_X86_64 LibreOffice_project/40$Build-2</meta:generator>
    <meta:document-statistic meta:table-count="3" meta:image-count="2" meta:object-count="0" meta:page-count="8" meta:paragraph-count="191" meta:word-count="1940" meta:character-count="12926" meta:non-whitespace-character-count="11251"/>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